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48f69f1" officeooo:paragraph-rsid="0434b60c"/>
    </style:style>
    <style:style style:name="P2" style:family="paragraph" style:parent-style-name="Standard" style:list-style-name="L1">
      <style:text-properties officeooo:paragraph-rsid="0434b60c"/>
    </style:style>
    <style:style style:name="P3" style:family="paragraph" style:parent-style-name="Standard" style:list-style-name="L1">
      <style:text-properties officeooo:paragraph-rsid="0493da8e"/>
    </style:style>
    <style:style style:name="P4" style:family="paragraph" style:parent-style-name="Standard" style:list-style-name="L1">
      <style:text-properties officeooo:paragraph-rsid="049784db"/>
    </style:style>
    <style:style style:name="P5" style:family="paragraph" style:parent-style-name="Standard" style:list-style-name="L1">
      <style:text-properties officeooo:paragraph-rsid="04994f1f"/>
    </style:style>
    <style:style style:name="P6" style:family="paragraph" style:parent-style-name="Standard" style:list-style-name="L1">
      <style:text-properties officeooo:paragraph-rsid="049b59e1"/>
    </style:style>
    <style:style style:name="P7" style:family="paragraph" style:parent-style-name="Standard" style:list-style-name="L1">
      <style:text-properties officeooo:paragraph-rsid="049d0747"/>
    </style:style>
    <style:style style:name="P8" style:family="paragraph" style:parent-style-name="Standard" style:list-style-name="L1">
      <style:text-properties officeooo:paragraph-rsid="049d5715"/>
    </style:style>
    <style:style style:name="P9" style:family="paragraph" style:parent-style-name="Standard" style:list-style-name="L1">
      <style:text-properties officeooo:paragraph-rsid="0491d892"/>
    </style:style>
    <style:style style:name="P10" style:family="paragraph" style:parent-style-name="Standard" style:list-style-name="L1">
      <style:text-properties officeooo:paragraph-rsid="049dca17"/>
    </style:style>
    <style:style style:name="P11" style:family="paragraph" style:parent-style-name="Standard" style:list-style-name="L1">
      <style:text-properties officeooo:paragraph-rsid="049fc6b7"/>
    </style:style>
    <style:style style:name="P12" style:family="paragraph" style:parent-style-name="Standard" style:list-style-name="L1">
      <style:text-properties officeooo:paragraph-rsid="04a15d00"/>
    </style:style>
    <style:style style:name="P13" style:family="paragraph" style:parent-style-name="Standard" style:list-style-name="L1">
      <style:text-properties officeooo:paragraph-rsid="04a21f51"/>
    </style:style>
    <style:style style:name="P14" style:family="paragraph" style:parent-style-name="Standard" style:list-style-name="L1">
      <style:text-properties officeooo:paragraph-rsid="04a8986c"/>
    </style:style>
    <style:style style:name="P15" style:family="paragraph" style:parent-style-name="Standard" style:list-style-name="L1">
      <style:text-properties officeooo:paragraph-rsid="04ab8737"/>
    </style:style>
    <style:style style:name="P16" style:family="paragraph" style:parent-style-name="Standard" style:list-style-name="L1">
      <style:text-properties officeooo:rsid="0496c4a0" officeooo:paragraph-rsid="0496c4a0"/>
    </style:style>
    <style:style style:name="P17" style:family="paragraph" style:parent-style-name="Standard" style:list-style-name="L1">
      <style:text-properties officeooo:rsid="049d5715" officeooo:paragraph-rsid="049d5715"/>
    </style:style>
    <style:style style:name="P18" style:family="paragraph" style:parent-style-name="Standard" style:list-style-name="L1">
      <style:paragraph-properties fo:text-align="start" style:justify-single-word="false"/>
      <style:text-properties officeooo:paragraph-rsid="04a8986c"/>
    </style:style>
    <style:style style:name="P19" style:family="paragraph" style:parent-style-name="Standard" style:list-style-name="L1">
      <style:paragraph-properties fo:text-align="start" style:justify-single-word="false"/>
      <style:text-properties officeooo:paragraph-rsid="04a8f884"/>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379f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3c19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3aacd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398a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3dd7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46c2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371e2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3aee58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44c42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4829f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4666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4973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45a95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4a20b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44a17b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5b8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5d3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93da8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994f1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9aa4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8f69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4a898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bold" officeooo:rsid="0371e20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4a898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0"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1"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 style:family="text">
      <style:text-properties fo:color="#ff0000" style:text-line-through-style="none" style:text-line-through-type="none" style:font-name="DejaVu Sans" fo:font-size="9pt" style:text-underline-style="none" fo:font-weight="bold" officeooo:rsid="04ab87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6bfae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6bff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87402100962986752" text:style-name="L1">
        <text:list-item>
          <text:p text:style-name="P2"><text:span text:style-name="Source_20_Text"><text:span text:style-name="T26">problem stat</text:span></text:span><text:span text:style-name="Source_20_Text"><text:span text:style-name="T27">ement</text:span></text:span></text:p>
          <text:list>
            <text:list-item>
              <text:p text:style-name="P3"><text:span text:style-name="Source_20_Text"><text:span text:style-name="T19">Implement an LRU Cache.</text:span></text:span></text:p>
            </text:list-item>
            <text:list-item>
              <text:p text:style-name="P16"><text:span text:style-name="Source_20_Text"><text:span text:style-name="T7">The state of the cache can be stored on the disk and it can be restored as well,</text:span></text:span></text:p>
            </text:list-item>
          </text:list>
        </text:list-item>
        <text:list-item>
          <text:p text:style-name="P2"><text:span text:style-name="Source_20_Text"><text:span text:style-name="T26">u</text:span></text:span><text:span text:style-name="Source_20_Text"><text:span text:style-name="T28">se cases</text:span></text:span></text:p>
          <text:list>
            <text:list-item>
              <text:p text:style-name="P4"><text:span text:style-name="Source_20_Text"><text:span text:style-name="T2">It is a cache </text:span></text:span><text:span text:style-name="Source_20_Text"><text:span text:style-name="T3">means it maintains key-value pairs</text:span></text:span><text:span text:style-name="Source_20_Text"><text:span text:style-name="T4">,</text:span></text:span></text:p>
            </text:list-item>
            <text:list-item>
              <text:p text:style-name="P5"><text:span text:style-name="Source_20_Text"><text:span text:style-name="T20">It is a cache of fixed size,</text:span></text:span></text:p>
            </text:list-item>
            <text:list-item>
              <text:p text:style-name="P4"><text:span text:style-name="Source_20_Text"><text:span text:style-name="T5">Least recently </text:span></text:span><text:span text:style-name="Source_20_Text"><text:span text:style-name="T6">accessed key-value pair should be removed from the cache </text:span></text:span><text:span text:style-name="Source_20_Text"><text:span text:style-name="T21">automatically</text:span></text:span><text:span text:style-name="Source_20_Text"><text:span text:style-name="T5">,</text:span></text:span></text:p>
            </text:list-item>
            <text:list-item>
              <text:p text:style-name="P6"><text:span text:style-name="Source_20_Text"><text:span text:style-name="T7">cache can be back up in the file system,</text:span></text:span></text:p>
            </text:list-item>
            <text:list-item>
              <text:p text:style-name="P6"><text:span text:style-name="Source_20_Text"><text:span text:style-name="T7">cache can be restored from the file system,</text:span></text:span></text:p>
            </text:list-item>
          </text:list>
        </text:list-item>
        <text:list-item>
          <text:p text:style-name="P7"><text:span text:style-name="Source_20_Text"><text:span text:style-name="T28">identifying objects:</text:span></text:span><text:span text:style-name="Source_20_Text"><text:span text:style-name="T1"> </text:span></text:span><text:span text:style-name="Source_20_Text"><text:span text:style-name="T8">After looking at use-cases, objects could be the following:</text:span></text:span></text:p>
          <text:list>
            <text:list-item>
              <text:p text:style-name="P8"><text:span text:style-name="Source_20_Text"><text:span text:style-name="T9">Entity objects</text:span></text:span><text:span text:style-name="Source_20_Text"><text:span text:style-name="T8">: </text:span></text:span><text:span text:style-name="Source_20_Text"><text:span text:style-name="T10">Node</text:span></text:span><text:span text:style-name="Source_20_Text"><text:span text:style-name="T8">, </text:span></text:span><text:span text:style-name="Source_20_Text"><text:span text:style-name="T10">DoublyLinkedList, Cache,</text:span></text:span></text:p>
            </text:list-item>
            <text:list-item>
              <text:p text:style-name="P17"><text:span text:style-name="Source_20_Text"><text:span text:style-name="T9">Behavioural objecs</text:span></text:span><text:span text:style-name="Source_20_Text"><text:span text:style-name="T8">: </text:span></text:span><text:span text:style-name="Source_20_Text"><text:span text:style-name="T10">LRUCache, </text:span></text:span><text:span text:style-name="Source_20_Text"><text:span text:style-name="T11">CacheBackup</text:span></text:span><text:span text:style-name="Source_20_Text"><text:span text:style-name="T12">,</text:span></text:span></text:p>
            </text:list-item>
          </text:list>
        </text:list-item>
        <text:list-item>
          <text:p text:style-name="P9"><text:span text:style-name="Source_20_Text"><text:span text:style-name="T28">refining with hierarchy</text:span></text:span></text:p>
          <text:list>
            <text:list-item>
              <text:p text:style-name="P10"><text:span text:style-name="Source_20_Text"><text:span text:style-name="T18">Not a use case of inheritance,</text:span></text:span></text:p>
            </text:list-item>
          </text:list>
        </text:list-item>
        <text:list-item>
          <text:p text:style-name="P9"><text:span text:style-name="Source_20_Text"><text:span text:style-name="T28">identifying interactions among objects</text:span></text:span></text:p>
          <text:list>
            <text:list-item>
              <text:p text:style-name="P11"><text:span text:style-name="Source_20_Text"><text:span text:style-name="T10">LRUCache </text:span></text:span><text:span text:style-name="Source_20_Text"><text:span text:style-name="T13">inserts key-value pair in Cache </text:span></text:span><text:span text:style-name="Source_20_Text"><text:span text:style-name="T14">(HashMap)</text:span></text:span><text:span text:style-name="Source_20_Text"><text:span text:style-name="T13"> and </text:span></text:span><text:span text:style-name="Source_20_Text"><text:span text:style-name="T14">it also inserts key-value pair in </text:span></text:span><text:span text:style-name="Source_20_Text"><text:span text:style-name="T13">DLL at the end </text:span></text:span><text:span text:style-name="Source_20_Text"><text:span text:style-name="T15">as most-recently-used element</text:span></text:span><text:span text:style-name="Source_20_Text"><text:span text:style-name="T13">,</text:span></text:span></text:p>
            </text:list-item>
            <text:list-item>
              <text:p text:style-name="P12"><text:span text:style-name="Source_20_Text"><text:span text:style-name="T10">LRUCache </text:span></text:span><text:span text:style-name="Source_20_Text"><text:span text:style-name="T13">retrievs value for the key from Cache and </text:span></text:span><text:span text:style-name="Source_20_Text"><text:span text:style-name="T16">put this key-value pair at the end of the DLL </text:span></text:span><text:span text:style-name="Source_20_Text"><text:span text:style-name="T17">as most-recently-used element</text:span></text:span><text:span text:style-name="Source_20_Text"><text:span text:style-name="T16">,</text:span></text:span></text:p>
            </text:list-item>
          </text:list>
        </text:list-item>
        <text:list-item>
          <text:p text:style-name="P2"><text:span text:style-name="Source_20_Text"><text:span text:style-name="T28">identifying attributes </text:span></text:span><text:span text:style-name="Source_20_Text"><text:span text:style-name="T29">and methods of class and create class diagram</text:span></text:span></text:p>
        </text:list-item>
        <text:list-item>
          <text:p text:style-name="P15"><text:span text:style-name="Source_20_Text"><text:span text:style-name="T30">implement the class diagram : </text:span></text:span><text:span text:style-name="Source_20_Text"><text:span text:style-name="T32">LLD_LRUCache</text:span></text:span></text:p>
          <text:p text:style-name="P13"><text:a xlink:type="simple" xlink:href="https://github.com/priyadarshi608/Rubbish/tree/master/LRUCache" text:style-name="Internet_20_link" text:visited-style-name="Visited_20_Internet_20_Link"><text:span text:style-name="Source_20_Text"><text:span text:style-name="T22">https://github.com/priyadarshi608/Rubbish/tree/master/LRUCache</text:span></text:span></text:a></text:p>
        </text:list-item>
        <text:list-item>
          <text:p text:style-name="P13"><text:span text:style-name="Source_20_Text"><text:span text:style-name="T31">Follow up questions:</text:span></text:span></text:p>
          <text:p text:style-name="P14"><text:span text:style-name="Source_20_Text"><text:span text:style-name="T25">A. How can we improve the algorithm?</text:span></text:span></text:p>
          <text:p text:style-name="P18"><text:span text:style-name="Source_20_Text"><text:span text:style-name="T33">Th</text:span></text:span><text:span text:style-name="Source_20_Text"><text:span text:style-name="T34">e</text:span></text:span><text:span text:style-name="Source_20_Text"><text:span text:style-name="T33"> algorithm </text:span></text:span><text:span text:style-name="Source_20_Text"><text:span text:style-name="T34">described in LLD</text:span></text:span><text:span text:style-name="Source_20_Text"><text:span text:style-name="T33"> can be made </text:span></text:span><text:span text:style-name="Source_20_Text"><text:span text:style-name="T35">more</text:span></text:span><text:span text:style-name="Source_20_Text"><text:span text:style-name="T33"> efficient by changing the get and put method of LRUCache class and insert method of DoublyLL class so that:</text:span></text:span></text:p>
          <text:list>
            <text:list-item>
              <text:p text:style-name="P19"><text:bookmark text:name="docs-internal-guid-8846a8c9-7fff-8264-92e0-707a3422a9fd"/><text:span text:style-name="Source_20_Text"><text:span text:style-name="T33">in case of call of get method of LRUCache class, we won’t delete the node from DLL and again create a new node and then reinsert that at the end, but we will just do pointer operation to shift the node at the end. If we just do the pointer operation then we won’t need to delete the node from the cache in case of  get.</text:span></text:span></text:p>
            </text:list-item>
            <text:list-item>
              <text:p text:style-name="P19"><text:bookmark text:name="docs-internal-guid-4fb5ab17-7fff-154b-24a6-7f8eedddf9df"/><text:span text:style-name="Source_20_Text"><text:span text:style-name="T33">in case of call of put method of LRUCache class also, if the key is already present in the cache, we can apply the above logic.</text:span></text:span></text:p>
            </text:list-item>
          </text:list>
        </text:list-item>
        <text:list-item>
          <text:p text:style-name="P18"><text:span text:style-name="Source_20_Text"><text:span text:style-name="T23">abc</text:span></text:span></text:p>
        </text:list-item>
      </text:list>
      <text:p text:style-name="P1"><text:span text:style-name="Source_20_Tex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20T21:17:02.443170158</dc:date>
    <meta:editing-duration>P11DT16H51M20S</meta:editing-duration>
    <meta:editing-cycles>1139</meta:editing-cycles>
    <meta:document-statistic meta:table-count="0" meta:image-count="0" meta:object-count="0" meta:page-count="1" meta:paragraph-count="26" meta:word-count="318" meta:character-count="1781" meta:non-whitespace-character-count="1511"/>
  </office:meta>
</office:document-meta>
</file>